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48cm"/>
    </style:style>
    <style:style style:name="pr1" style:family="presentation" style:parent-style-name="Predefinito-subtitle">
      <style:graphic-properties draw:fill-color="#ffffff" fo:min-height="19cm"/>
    </style:style>
    <style:style style:name="pr2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2.5cm" style:use-optimal-column-width="false"/>
    </style:style>
    <style:style style:name="co2" style:family="table-column">
      <style:table-column-properties style:column-width="6.073cm" style:use-optimal-column-width="false"/>
    </style:style>
    <style:style style:name="co3" style:family="table-column">
      <style:table-column-properties style:column-width="6.075cm" style:use-optimal-column-width="false"/>
    </style:style>
    <style:style style:name="co4" style:family="table-column">
      <style:table-column-properties style:column-width="3.521cm" style:use-optimal-column-width="false"/>
    </style:style>
    <style:style style:name="co5" style:family="table-column">
      <style:table-column-properties style:column-width="6.071cm" style:use-optimal-column-width="false"/>
    </style:style>
    <style:style style:name="co6" style:family="table-column">
      <style:table-column-properties style:column-width="7.049cm" style:use-optimal-column-width="false"/>
    </style:style>
    <style:style style:name="co7" style:family="table-column">
      <style:table-column-properties style:column-width="7.05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ro3" style:family="table-row">
      <style:table-row-properties style:row-height="0.968cm"/>
    </style:style>
    <style:style style:name="ro4" style:family="table-row">
      <style:table-row-properties style:row-height="0.878cm"/>
    </style:style>
    <style:style style:name="ro5" style:family="table-row">
      <style:table-row-properties style:row-height="1cm"/>
    </style:style>
    <style:style style:name="ro6" style:family="table-row">
      <style:table-row-properties style:row-height="1.999cm"/>
    </style:style>
    <style:style style:name="ro7" style:family="table-row">
      <style:table-row-properties style:row-height="2cm"/>
    </style:style>
    <style:style style:name="ro8" style:family="table-row">
      <style:table-row-properties style:row-height="1.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1" draw:layer="layout" svg:width="25.199cm" svg:height="19cm" svg:x="1.4cm" svg:y="1.2cm" presentation:class="subtitle" presentation:placeholder="true" presentation:user-transformed="true">
          <draw:text-box/>
        </draw:frame>
        <draw:frame draw:style-name="standard" draw:layer="layout" svg:width="8.572cm" svg:height="4.823cm" svg:x="15.155cm" svg:y="1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dUten</text:p>
              </table:table-cell>
              <table:table-cell>
                <text:p>NomeUtente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Sandro</text:p>
              </table:table-cell>
            </table:table-row>
            <table:table-row table:style-name="ro1" table:default-cell-style-name="gray1">
              <table:table-cell>
                <text:p>B</text:p>
              </table:table-cell>
              <table:table-cell>
                <text:p>Giovanna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Vincenzo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Elen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649cm" svg:height="6.763cm" svg:x="11.068cm" svg:y="7.331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gray3">
              <table:table-cell>
                <text:p>IdFilm</text:p>
              </table:table-cell>
              <table:table-cell>
                <text:p>IdUten</text:p>
              </table:table-cell>
              <table:table-cell>
                <text:p>Data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A</text:p>
              </table:table-cell>
              <table:table-cell>
                <text:p>01-05-2018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01-05-2018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A</text:p>
              </table:table-cell>
              <table:table-cell>
                <text:p>03-12-2018</text:p>
              </table:table-cell>
            </table:table-row>
            <table:table-row table:style-name="ro3" table:default-cell-style-name="gray1">
              <table:table-cell>
                <text:p>2</text:p>
              </table:table-cell>
              <table:table-cell>
                <text:p>A</text:p>
              </table:table-cell>
              <table:table-cell>
                <text:p>27-02-2019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C</text:p>
              </table:table-cell>
              <table:table-cell>
                <text:p>28-01-2019</text:p>
              </table:table-cell>
            </table:table-row>
            <table:table-row table:style-name="ro3" table:default-cell-style-name="gray1">
              <table:table-cell>
                <text:p>3</text:p>
              </table:table-cell>
              <table:table-cell>
                <text:p>A</text:p>
              </table:table-cell>
              <table:table-cell>
                <text:p>29-03-201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9.6cm" svg:height="3.063cm" svg:x="1.8cm" svg:y="15.4cm">
          <draw:text-box draw:corner-radius="4.8cm">
            <text:p>Select count(*) as num, IdFilm</text:p>
            <text:p>From vede</text:p>
            <text:p>Group by IdFilm</text:p>
          </draw:text-box>
        </draw:frame>
        <draw:frame draw:style-name="standard" draw:layer="layout" svg:width="7.041cm" svg:height="3.963cm" svg:x="15.877cm" svg:y="15.386cm">
          <table:table table:template-name="orange" table:use-first-row-styles="true" table:use-banding-rows-styles="true">
            <table:table-column table:style-name="co4"/>
            <table:table-column table:style-name="co4"/>
            <table:table-row table:style-name="ro4" table:default-cell-style-name="orange3">
              <table:table-cell>
                <text:p>num</text:p>
              </table:table-cell>
              <table:table-cell>
                <text:p>IdFilm</text:p>
              </table:table-cell>
            </table:table-row>
            <table:table-row table:style-name="ro5" table:default-cell-style-name="orange2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5" table:default-cell-style-name="orange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5" table:default-cell-style-name="orange2"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57cm" svg:height="3.855cm" svg:x="1.429cm" svg:y="1.45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1" table:default-cell-style-name="gray3">
              <table:table-cell>
                <text:p>IdFilm</text:p>
              </table:table-cell>
              <table:table-cell>
                <text:p>Titolo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Star Wars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After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Cenerentola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1" draw:layer="layout" svg:width="25.199cm" svg:height="19cm" svg:x="1.4cm" svg:y="1.2cm" presentation:class="subtitle" presentation:placeholder="true" presentation:user-transformed="true">
          <draw:text-box/>
        </draw:frame>
        <draw:frame draw:style-name="standard" draw:layer="layout" svg:width="8.57cm" svg:height="3.855cm" svg:x="1.428cm" svg:y="1.449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1" table:default-cell-style-name="gray3">
              <table:table-cell>
                <text:p>IdFilm</text:p>
              </table:table-cell>
              <table:table-cell>
                <text:p>Titolo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Star Wars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After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Cenerentola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572cm" svg:height="4.823cm" svg:x="15.155cm" svg:y="1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dUten</text:p>
              </table:table-cell>
              <table:table-cell>
                <text:p>NomeUtente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Sandro</text:p>
              </table:table-cell>
            </table:table-row>
            <table:table-row table:style-name="ro1" table:default-cell-style-name="gray1">
              <table:table-cell>
                <text:p>B</text:p>
              </table:table-cell>
              <table:table-cell>
                <text:p>Giovanna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Vincenzo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Elena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4.649cm" svg:height="6.763cm" svg:x="11.068cm" svg:y="7.331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gray3">
              <table:table-cell>
                <text:p>IdFilm</text:p>
              </table:table-cell>
              <table:table-cell>
                <text:p>IdUten</text:p>
              </table:table-cell>
              <table:table-cell>
                <text:p>Data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A</text:p>
              </table:table-cell>
              <table:table-cell>
                <text:p>01-05-2018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01-05-2018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A</text:p>
              </table:table-cell>
              <table:table-cell>
                <text:p>03-12-2018</text:p>
              </table:table-cell>
            </table:table-row>
            <table:table-row table:style-name="ro3" table:default-cell-style-name="gray1">
              <table:table-cell>
                <text:p>2</text:p>
              </table:table-cell>
              <table:table-cell>
                <text:p>A</text:p>
              </table:table-cell>
              <table:table-cell>
                <text:p>27-02-2019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C</text:p>
              </table:table-cell>
              <table:table-cell>
                <text:p>28-01-2019</text:p>
              </table:table-cell>
            </table:table-row>
            <table:table-row table:style-name="ro3" table:default-cell-style-name="gray1">
              <table:table-cell>
                <text:p>3</text:p>
              </table:table-cell>
              <table:table-cell>
                <text:p>A</text:p>
              </table:table-cell>
              <table:table-cell>
                <text:p>29-03-2019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3" draw:text-style-name="P2" draw:layer="layout" svg:width="9.6cm" svg:height="6.578cm" svg:x="1.764cm" svg:y="14.675cm">
          <draw:text-box draw:corner-radius="4.8cm">
            <text:p>Select Titolo</text:p>
            <text:p>From vede, Film</text:p>
            <text:p>Where vede.IdFilm=Film.IdFilm</text:p>
            <text:p>Group by IdFilm, Titolo</text:p>
            <text:p>Having count(*)&gt;= ALL </text:p>
            <text:p><text:tab/>(Select count(*) as num</text:p>
            <text:p><text:tab/>From vede</text:p>
            <text:p><text:tab/>Group by IdFilm)</text:p>
            <text:p/>
          </draw:text-box>
        </draw:frame>
        <draw:frame draw:style-name="standard" draw:layer="layout" svg:width="7.048cm" svg:height="3.998cm" svg:x="16.277cm" svg:y="15.537cm">
          <table:table table:template-name="orange" table:use-first-row-styles="true" table:use-banding-rows-styles="true">
            <table:table-column table:style-name="co6"/>
            <table:table-row table:style-name="ro6">
              <table:table-cell table:style-name="orange3">
                <text:p>Titolo</text:p>
              </table:table-cell>
            </table:table-row>
            <table:table-row table:style-name="ro7">
              <table:table-cell table:style-name="orange2">
                <text:p>After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7.041cm" svg:height="3.963cm" svg:x="1.987cm" svg:y="7.683cm">
          <table:table table:template-name="yellow" table:use-first-row-styles="true" table:use-banding-rows-styles="true">
            <table:table-column table:style-name="co4"/>
            <table:table-column table:style-name="co4"/>
            <table:table-row table:style-name="ro1" table:default-cell-style-name="yellow3">
              <table:table-cell>
                <text:p>num</text:p>
              </table:table-cell>
              <table:table-cell>
                <text:p>IdFilm</text:p>
              </table:table-cell>
            </table:table-row>
            <table:table-row table:style-name="ro5" table:default-cell-style-name="yellow2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5" table:default-cell-style-name="yellow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5" table:default-cell-style-name="yellow2"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1" draw:layer="layout" svg:width="25.199cm" svg:height="19cm" svg:x="1.4cm" svg:y="1.2cm" presentation:class="subtitle" presentation:placeholder="true" presentation:user-transformed="true">
          <draw:text-box/>
        </draw:frame>
        <draw:frame draw:style-name="standard" draw:layer="layout" svg:width="8.57cm" svg:height="3.855cm" svg:x="1.428cm" svg:y="1.449cm">
          <table:table table:template-name="default" table:use-first-row-styles="true" table:use-banding-rows-styles="true">
            <table:table-column table:style-name="co1"/>
            <table:table-column table:style-name="co5"/>
            <table:table-row table:style-name="ro1" table:default-cell-style-name="gray3">
              <table:table-cell>
                <text:p>IdFilm</text:p>
              </table:table-cell>
              <table:table-cell>
                <text:p>Titolo</text:p>
              </table:table-cell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Star Wars</text:p>
              </table:table-cell>
            </table:table-row>
            <table:table-row table:style-name="ro1" table:default-cell-style-name="gray1">
              <table:table-cell>
                <text:p>3</text:p>
              </table:table-cell>
              <table:table-cell>
                <text:p>After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Cenerentola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8.572cm" svg:height="4.823cm" svg:x="15.155cm" svg:y="1.36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dUten</text:p>
              </table:table-cell>
              <table:table-cell>
                <text:p>NomeUtente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Sandro</text:p>
              </table:table-cell>
            </table:table-row>
            <table:table-row table:style-name="ro1" table:default-cell-style-name="gray1">
              <table:table-cell>
                <text:p>B</text:p>
              </table:table-cell>
              <table:table-cell>
                <text:p>Giovanna</text:p>
              </table:table-cell>
            </table:table-row>
            <table:table-row table:style-name="ro2" table:default-cell-style-name="gray2">
              <table:table-cell>
                <text:p>C</text:p>
              </table:table-cell>
              <table:table-cell>
                <text:p>Vincenzo</text:p>
              </table:table-cell>
            </table:table-row>
            <table:table-row table:style-name="ro2" table:default-cell-style-name="gray1">
              <table:table-cell>
                <text:p>D</text:p>
              </table:table-cell>
              <table:table-cell>
                <text:p>Elena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4.649cm" svg:height="6.763cm" svg:x="11.068cm" svg:y="7.331cm">
          <table:table table:template-name="default" table:use-first-row-styles="true" table:use-banding-rows-styles="true">
            <table:table-column table:style-name="co1"/>
            <table:table-column table:style-name="co3"/>
            <table:table-column table:style-name="co3"/>
            <table:table-row table:style-name="ro1" table:default-cell-style-name="gray3">
              <table:table-cell>
                <text:p>IdFilm</text:p>
              </table:table-cell>
              <table:table-cell>
                <text:p>IdUten</text:p>
              </table:table-cell>
              <table:table-cell>
                <text:p>Data</text:p>
              </table:table-cell>
            </table:table-row>
            <table:table-row table:style-name="ro1" table:default-cell-style-name="gray2">
              <table:table-cell>
                <text:p>4</text:p>
              </table:table-cell>
              <table:table-cell>
                <text:p>A</text:p>
              </table:table-cell>
              <table:table-cell>
                <text:p>01-05-2018</text:p>
              </table:table-cell>
            </table:table-row>
            <table:table-row table:style-name="ro1" table:default-cell-style-name="gray1">
              <table:table-cell>
                <text:p>4</text:p>
              </table:table-cell>
              <table:table-cell>
                <text:p>B</text:p>
              </table:table-cell>
              <table:table-cell>
                <text:p>01-05-2018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A</text:p>
              </table:table-cell>
              <table:table-cell>
                <text:p>03-12-2018</text:p>
              </table:table-cell>
            </table:table-row>
            <table:table-row table:style-name="ro3" table:default-cell-style-name="gray1">
              <table:table-cell>
                <text:p>2</text:p>
              </table:table-cell>
              <table:table-cell>
                <text:p>A</text:p>
              </table:table-cell>
              <table:table-cell>
                <text:p>27-02-2019</text:p>
              </table:table-cell>
            </table:table-row>
            <table:table-row table:style-name="ro3" table:default-cell-style-name="gray2">
              <table:table-cell>
                <text:p>3</text:p>
              </table:table-cell>
              <table:table-cell>
                <text:p>C</text:p>
              </table:table-cell>
              <table:table-cell>
                <text:p>28-01-2019</text:p>
              </table:table-cell>
            </table:table-row>
            <table:table-row table:style-name="ro3" table:default-cell-style-name="gray1">
              <table:table-cell>
                <text:p>3</text:p>
              </table:table-cell>
              <table:table-cell>
                <text:p>A</text:p>
              </table:table-cell>
              <table:table-cell>
                <text:p>29-03-2019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3" draw:text-style-name="P2" draw:layer="layout" svg:width="9.6cm" svg:height="6.578cm" svg:x="1.764cm" svg:y="14.675cm">
          <draw:text-box draw:corner-radius="4.8cm">
            <text:p>Select Titolo</text:p>
            <text:p>From vede, Film</text:p>
            <text:p>Where vede.IdFilm=Film.IdFilm</text:p>
            <text:p>Group by IdFilm, Titolo</text:p>
            <text:p>Having count(*)&gt; ANY </text:p>
            <text:p><text:tab/>(Select count(*) as num</text:p>
            <text:p><text:tab/>From vede</text:p>
            <text:p><text:tab/>Group by IdFilm)</text:p>
            <text:p/>
          </draw:text-box>
        </draw:frame>
        <draw:frame draw:style-name="standard" draw:layer="layout" svg:width="7.049cm" svg:height="4.499cm" svg:x="16.315cm" svg:y="15.18cm">
          <table:table table:template-name="orange" table:use-first-row-styles="true" table:use-banding-rows-styles="true">
            <table:table-column table:style-name="co7"/>
            <table:table-row table:style-name="ro8">
              <table:table-cell table:style-name="orange3">
                <text:p>Titolo</text:p>
              </table:table-cell>
            </table:table-row>
            <table:table-row table:style-name="ro8">
              <table:table-cell table:style-name="orange2">
                <text:p text:style-name="P3">After</text:p>
              </table:table-cell>
            </table:table-row>
            <table:table-row table:style-name="ro8">
              <table:table-cell table:style-name="orange1">
                <text:p>Star Wars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7.041cm" svg:height="3.963cm" svg:x="1.987cm" svg:y="7.683cm">
          <table:table table:template-name="yellow" table:use-first-row-styles="true" table:use-banding-rows-styles="true">
            <table:table-column table:style-name="co4"/>
            <table:table-column table:style-name="co4"/>
            <table:table-row table:style-name="ro1" table:default-cell-style-name="yellow3">
              <table:table-cell>
                <text:p>num</text:p>
              </table:table-cell>
              <table:table-cell>
                <text:p>IdFilm</text:p>
              </table:table-cell>
            </table:table-row>
            <table:table-row table:style-name="ro5" table:default-cell-style-name="yellow2">
              <table:table-cell>
                <text:p>1</text:p>
              </table:table-cell>
              <table:table-cell>
                <text:p>2</text:p>
              </table:table-cell>
            </table:table-row>
            <table:table-row table:style-name="ro5" table:default-cell-style-name="yellow1"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5" table:default-cell-style-name="yellow2">
              <table:table-cell>
                <text:p>2</text:p>
              </table:table-cell>
              <table:table-cell>
                <text:p>4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16:09:45.517000000</meta:creation-date>
    <dc:date>2019-04-15T16:55:12.908000000</dc:date>
    <meta:editing-duration>PT23M10S</meta:editing-duration>
    <meta:editing-cycles>3</meta:editing-cycles>
    <meta:generator>LibreOffice/5.3.2.2$Windows_x86 LibreOffice_project/6cd4f1ef626f15116896b1d8e1398b56da0d0ee1</meta:generator>
    <meta:document-statistic meta:object-count="47"/>
  </office:meta>
</office:document-meta>
</file>